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-1" style:family="table-column">
      <style:table-column-properties style:column-width="0.01in"/>
    </style:style>
    <style:style style:name="TBL_0_0_col_0" style:family="table-column">
      <style:table-column-properties style:column-width="0.01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16in"/>
    </style:style>
    <style:style style:name="TBL_0_0_col_3" style:family="table-column">
      <style:table-column-properties style:column-width="0.09in"/>
    </style:style>
    <style:style style:name="TBL_0_0_col_4" style:family="table-column">
      <style:table-column-properties style:column-width="0.04in"/>
    </style:style>
    <style:style style:name="TBL_0_0_col_5" style:family="table-column">
      <style:table-column-properties style:column-width="0.3in"/>
    </style:style>
    <style:style style:name="TBL_0_0_col_6" style:family="table-column">
      <style:table-column-properties style:column-width="0.13in"/>
    </style:style>
    <style:style style:name="TBL_0_0_col_7" style:family="table-column">
      <style:table-column-properties style:column-width="0.02in"/>
    </style:style>
    <style:style style:name="TBL_0_0_col_8" style:family="table-column">
      <style:table-column-properties style:column-width="0.15in"/>
    </style:style>
    <style:style style:name="TBL_0_0_col_9" style:family="table-column">
      <style:table-column-properties style:column-width="0.05in"/>
    </style:style>
    <style:style style:name="TBL_0_0_col_10" style:family="table-column">
      <style:table-column-properties style:column-width="0.18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0.02in"/>
    </style:style>
    <style:style style:name="TBL_0_0_col_13" style:family="table-column">
      <style:table-column-properties style:column-width="0.06in"/>
    </style:style>
    <style:style style:name="TBL_0_0_col_14" style:family="table-column">
      <style:table-column-properties style:column-width="0.19in"/>
    </style:style>
    <style:style style:name="TBL_0_0_col_15" style:family="table-column">
      <style:table-column-properties style:column-width="0.05in"/>
    </style:style>
    <style:style style:name="TBL_0_0_col_16" style:family="table-column">
      <style:table-column-properties style:column-width="0.02in"/>
    </style:style>
    <style:style style:name="TBL_0_0_col_17" style:family="table-column">
      <style:table-column-properties style:column-width="0.12in"/>
    </style:style>
    <style:style style:name="TBL_0_0_col_18" style:family="table-column">
      <style:table-column-properties style:column-width="0.12in"/>
    </style:style>
    <style:style style:name="TBL_0_0_col_19" style:family="table-column">
      <style:table-column-properties style:column-width="0.29in"/>
    </style:style>
    <style:style style:name="TBL_0_0_col_20" style:family="table-column">
      <style:table-column-properties style:column-width="0.27in"/>
    </style:style>
    <style:style style:name="TBL_0_0_col_21" style:family="table-column">
      <style:table-column-properties style:column-width="0.48in"/>
    </style:style>
    <style:style style:name="TBL_0_0_col_22" style:family="table-column">
      <style:table-column-properties style:column-width="0.16in"/>
    </style:style>
    <style:style style:name="TBL_0_0_col_23" style:family="table-column">
      <style:table-column-properties style:column-width="0.02in"/>
    </style:style>
    <style:style style:name="TBL_0_0_col_24" style:family="table-column">
      <style:table-column-properties style:column-width="0.01in"/>
    </style:style>
    <style:style style:name="TBL_0_0_col_25" style:family="table-column">
      <style:table-column-properties style:column-width="0.04in"/>
    </style:style>
    <style:style style:name="TBL_0_0_col_26" style:family="table-column">
      <style:table-column-properties style:column-width="0.26in"/>
    </style:style>
    <style:style style:name="TBL_0_0_col_27" style:family="table-column">
      <style:table-column-properties style:column-width="0.04in"/>
    </style:style>
    <style:style style:name="TBL_0_0_col_28" style:family="table-column">
      <style:table-column-properties style:column-width="0.01in"/>
    </style:style>
    <style:style style:name="TBL_0_0_col_29" style:family="table-column">
      <style:table-column-properties style:column-width="0.34in"/>
    </style:style>
    <style:style style:name="TBL_0_0_col_30" style:family="table-column">
      <style:table-column-properties style:column-width="0.15in"/>
    </style:style>
    <style:style style:name="TBL_0_0_col_31" style:family="table-column">
      <style:table-column-properties style:column-width="0.18in"/>
    </style:style>
    <style:style style:name="TBL_0_0_col_32" style:family="table-column">
      <style:table-column-properties style:column-width="0.01in"/>
    </style:style>
    <style:style style:name="TBL_0_0_col_33" style:family="table-column">
      <style:table-column-properties style:column-width="0.11in"/>
    </style:style>
    <style:style style:name="TBL_0_0_col_34" style:family="table-column">
      <style:table-column-properties style:column-width="0.18in"/>
    </style:style>
    <style:style style:name="TBL_0_0_col_35" style:family="table-column">
      <style:table-column-properties style:column-width="0.12in"/>
    </style:style>
    <style:style style:name="TBL_0_0_col_36" style:family="table-column">
      <style:table-column-properties style:column-width="0.25in"/>
    </style:style>
    <style:style style:name="TBL_0_0_col_37" style:family="table-column">
      <style:table-column-properties style:column-width="0.12in"/>
    </style:style>
    <style:style style:name="TBL_0_0_col_38" style:family="table-column">
      <style:table-column-properties style:column-width="0.08in"/>
    </style:style>
    <style:style style:name="TBL_0_0_col_39" style:family="table-column">
      <style:table-column-properties style:column-width="0.05in"/>
    </style:style>
    <style:style style:name="TBL_0_0_col_40" style:family="table-column">
      <style:table-column-properties style:column-width="0.05in"/>
    </style:style>
    <style:style style:name="TBL_0_0_col_41" style:family="table-column">
      <style:table-column-properties style:column-width="0.01in"/>
    </style:style>
    <style:style style:name="TBL_0_0_col_42" style:family="table-column">
      <style:table-column-properties style:column-width="0.05in"/>
    </style:style>
    <style:style style:name="TBL_0_0_col_43" style:family="table-column">
      <style:table-column-properties style:column-width="0.08in"/>
    </style:style>
    <style:style style:name="TBL_0_0_col_44" style:family="table-column">
      <style:table-column-properties style:column-width="0.12in"/>
    </style:style>
    <style:style style:name="TBL_0_0_col_45" style:family="table-column">
      <style:table-column-properties style:column-width="0.01in"/>
    </style:style>
    <style:style style:name="TBL_0_0_col_46" style:family="table-column">
      <style:table-column-properties style:column-width="0.01in"/>
    </style:style>
    <style:style style:name="TBL_0_0_col_47" style:family="table-column">
      <style:table-column-properties style:column-width="0.44in"/>
    </style:style>
    <style:style style:name="TBL_0_0_col_48" style:family="table-column">
      <style:table-column-properties style:column-width="0.11in"/>
    </style:style>
    <style:style style:name="TBL_0_0_col_49" style:family="table-column">
      <style:table-column-properties style:column-width="0.01in"/>
    </style:style>
    <style:style style:name="TBL_0_0_col_50" style:family="table-column">
      <style:table-column-properties style:column-width="0.12in"/>
    </style:style>
    <style:style style:name="TBL_0_0_col_51" style:family="table-column">
      <style:table-column-properties style:column-width="0.05in"/>
    </style:style>
    <style:style style:name="TBL_0_0_col_52" style:family="table-column">
      <style:table-column-properties style:column-width="0.12in"/>
    </style:style>
    <style:style style:name="TBL_0_0_col_53" style:family="table-column">
      <style:table-column-properties style:column-width="0.01in"/>
    </style:style>
    <style:style style:name="TBL_0_0_col_54" style:family="table-column">
      <style:table-column-properties style:column-width="0.13in"/>
    </style:style>
    <style:style style:name="TBL_0_0_col_55" style:family="table-column">
      <style:table-column-properties style:column-width="0.13in"/>
    </style:style>
    <style:style style:name="TBL_0_0_col_56" style:family="table-column">
      <style:table-column-properties style:column-width="0.16in"/>
    </style:style>
    <style:style style:name="TBL_0_0_col_57" style:family="table-column">
      <style:table-column-properties style:column-width="0.12in"/>
    </style:style>
    <style:style style:name="TBL_0_0_col_58" style:family="table-column">
      <style:table-column-properties style:column-width="0.02in"/>
    </style:style>
    <style:style style:name="TBL_0_0_col_59" style:family="table-column">
      <style:table-column-properties style:column-width="0.02in"/>
    </style:style>
    <style:style style:name="TBL_0_0_col_60" style:family="table-column">
      <style:table-column-properties style:column-width="0.01in"/>
    </style:style>
    <style:style style:name="TBL_0_0_col_61" style:family="table-column">
      <style:table-column-properties style:column-width="0.02in"/>
    </style:style>
    <style:style style:name="TBL_0_0_col_62" style:family="table-column">
      <style:table-column-properties style:column-width="0.25in"/>
    </style:style>
    <style:style style:name="TBL_0_0_col_63" style:family="table-column">
      <style:table-column-properties style:column-width="0.01in"/>
    </style:style>
    <style:style style:name="TBL_0_0_col_64" style:family="table-column">
      <style:table-column-properties style:column-width="0.04in"/>
    </style:style>
    <style:style style:name="TBL_0_0_col_65" style:family="table-column">
      <style:table-column-properties style:column-width="0.05in"/>
    </style:style>
    <style:style style:name="TBL_0_0_col_66" style:family="table-column">
      <style:table-column-properties style:column-width="0.09in"/>
    </style:style>
    <style:style style:name="TBL_0_0_col_67" style:family="table-column">
      <style:table-column-properties style:column-width="0.09in"/>
    </style:style>
    <style:style style:name="TBL_0_0_col_68" style:family="table-column">
      <style:table-column-properties style:column-width="0.06in"/>
    </style:style>
    <style:style style:name="TBL_0_0_col_69" style:family="table-column">
      <style:table-column-properties style:column-width="0.06in"/>
    </style:style>
    <style:style style:name="TBL_0_0_col_70" style:family="table-column">
      <style:table-column-properties style:column-width="0.13in"/>
    </style:style>
    <style:style style:name="TBL_0_0_col_71" style:family="table-column">
      <style:table-column-properties style:column-width="0.02in"/>
    </style:style>
    <style:style style:name="TBL_0_0_col_72" style:family="table-column">
      <style:table-column-properties style:column-width="0.02in"/>
    </style:style>
    <style:style style:name="TBL_0_0_col_73" style:family="table-column">
      <style:table-column-properties style:column-width="0.04in"/>
    </style:style>
    <style:style style:name="TBL_0_0_col_74" style:family="table-column">
      <style:table-column-properties style:column-width="0.13in"/>
    </style:style>
    <style:style style:name="TBL_0_0_row_0" style:family="table-row">
      <style:table-row-properties style:use-optimal-row-height="false" style:row-height="0.05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8.0pt" style:font-size-asian="18.0pt" style:font-size-complex="18.0pt" fo:font-weight="bold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1" style:family="table-row">
      <style:table-row-properties style:use-optimal-row-height="false" style:row-height="0.01in"/>
    </style:style>
    <style:style style:name="TBL_0_0_row_2" style:family="table-row">
      <style:table-row-properties style:use-optimal-row-height="false" style:row-height="0.3in"/>
    </style:style>
    <style:style style:name="TBL_0_0_row_3" style:family="table-row">
      <style:table-row-properties style:use-optimal-row-height="false" style:row-height="0.02in"/>
    </style:style>
    <style:style style:name="TBL_0_0_row_4" style:family="table-row">
      <style:table-row-properties style:use-optimal-row-height="false" style:row-height="0.25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14.0pt" style:font-size-asian="14.0pt" style:font-size-complex="14.0pt" fo:font-weight="bold">
</style:text-properties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02in"/>
    </style:style>
    <style:style style:name="TBL_0_0_row_7" style:family="table-row">
      <style:table-row-properties style:use-optimal-row-height="false" style:row-height="0.01in"/>
    </style:style>
    <style:style style:name="C4" style:family="table-cell">
      <style:table-cell-properties fo:wrap-option="wrap" style:shrink-to-fit="false" fo:background-color="#CCCCCC" fo:padding-top="0.0in" fo:padding-left="0.0in" fo:padding-bottom="0.0in" fo:padding-right="0.0in" style:vertical-align="middle"/>
      <style:paragraph-properties fo:text-align="center"/>
    </style:style>
    <style:style style:name="T2" style:family="text">
      <style:text-properties style:font-name="SansSerif" fo:font-size="12.0pt" style:font-size-asian="12.0pt" style:font-size-complex="12.0pt" fo:font-weight="bold" fo:background-color="#CCCCCC">
</style:text-properties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SansSerif" fo:font-size="12.0pt" style:font-size-asian="12.0pt" style:font-size-complex="12.0pt" fo:font-weight="bold">
</style:text-properties>
    </style:style>
    <style:style style:name="TBL_0_0_row_8" style:family="table-row">
      <style:table-row-properties style:use-optimal-row-height="false" style:row-height="0.22in"/>
    </style:style>
    <style:style style:name="TBL_0_0_row_9" style:family="table-row">
      <style:table-row-properties style:use-optimal-row-height="false" style:row-height="0.01in"/>
    </style:style>
    <style:style style:name="C6" style:family="table-cell">
      <style:table-cell-properties fo:wrap-option="wrap" style:shrink-to-fit="false" fo:background-color="#FFFFFF" fo:border-top="0.013888888888888888in dashed #000000" fo:padding-top="0.0in" fo:padding-left="0.0in" fo:padding-bottom="0.0in" fo:padding-right="0.0in" style:vertical-align="top"/>
      <style:paragraph-properties fo:text-align="start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25in"/>
    </style:style>
    <style:style style:name="T4" style:family="text">
      <style:text-properties style:font-name="SansSerif" fo:font-size="10.0pt" style:font-size-asian="10.0pt" style:font-size-complex="10.0pt" fo:font-weight="bold">
</style:text-properties>
    </style:style>
    <style:style style:name="TBL_0_0_row_13" style:family="table-row">
      <style:table-row-properties style:use-optimal-row-height="false" style:row-height="0.02in"/>
    </style:style>
    <style:style style:name="TBL_0_0_row_14" style:family="table-row">
      <style:table-row-properties style:use-optimal-row-height="false" style:row-height="0.01in"/>
    </style:style>
    <style:style style:name="C7" style:family="table-cell">
      <style:table-cell-properties fo:wrap-option="wrap" style:shrink-to-fit="false" fo:background-color="#FFFFFF" fo:border-top="0.013888888888888888in solid #000000" fo:padding-top="0.0in" fo:padding-left="0.0in" fo:padding-bottom="0.0in" fo:padding-right="0.0in" style:vertical-align="top"/>
      <style:paragraph-properties fo:text-align="start"/>
    </style:style>
    <style:style style:name="TBL_0_0_row_15" style:family="table-row">
      <style:table-row-properties style:use-optimal-row-height="false" style:row-height="0.02in"/>
    </style:style>
    <style:style style:name="C8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center"/>
    </style:style>
    <style:style style:name="T5" style:family="text">
      <style:text-properties fo:color="#FFFFFF" style:font-name="SansSerif" fo:font-size="8.0pt" style:font-size-asian="8.0pt" style:font-size-complex="8.0pt" fo:background-color="#000000">
</style:text-properties>
    </style:style>
    <style:style style:name="TBL_0_0_row_16" style:family="table-row">
      <style:table-row-properties style:use-optimal-row-height="false" style:row-height="0.13in"/>
    </style:style>
    <style:style style:name="C9" style:family="table-cell">
      <style:table-cell-properties fo:wrap-option="wrap" style:shrink-to-fit="false" fo:background-color="#000000" fo:padding-top="0.0in" fo:padding-left="0.0in" fo:padding-bottom="0.0in" fo:padding-right="0.0in" style:vertical-align="middle"/>
      <style:paragraph-properties fo:text-align="center"/>
    </style:style>
    <style:style style:name="T6" style:family="text">
      <style:text-properties fo:color="#FFFFFF" style:font-name="SansSerif" fo:font-size="10.0pt" style:font-size-asian="10.0pt" style:font-size-complex="10.0pt" fo:background-color="#000000">
</style:text-properties>
    </style:style>
    <style:style style:name="T7" style:family="text">
      <style:text-properties fo:color="#FFFFFF" style:font-name="SansSerif" fo:font-size="6.0pt" style:font-size-asian="6.0pt" style:font-size-complex="6.0pt" fo:background-color="#000000">
</style:text-properties>
    </style:style>
    <style:style style:name="C10" style:family="table-cell">
      <style:table-cell-properties fo:wrap-option="wrap" style:shrink-to-fit="false" fo:background-color="#000000" fo:padding-top="0.0in" fo:padding-left="0.0in" fo:padding-bottom="0.0in" fo:padding-right="0.0in" style:vertical-align="middle"/>
      <style:paragraph-properties fo:text-align="start"/>
    </style:style>
    <style:style style:name="C11" style:family="table-cell">
      <style:table-cell-properties fo:wrap-option="wrap" style:shrink-to-fit="false" fo:background-color="#000000" fo:padding-top="0.0in" fo:padding-left="0.0in" fo:padding-bottom="0.0in" fo:padding-right="0.0in" style:vertical-align="middle"/>
      <style:paragraph-properties fo:text-align="justified"/>
    </style:style>
    <style:style style:name="P3" style:family="paragraph">
      <style:paragraph-properties fo:line-height="100%" fo:text-align="justifie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17" style:family="table-row">
      <style:table-row-properties style:use-optimal-row-height="false" style:row-height="0.05in"/>
    </style:style>
    <style:style style:name="TBL_0_0_row_18" style:family="table-row">
      <style:table-row-properties style:use-optimal-row-height="false" style:row-height="0.05in"/>
    </style:style>
    <style:style style:name="TBL_0_0_row_19" style:family="table-row">
      <style:table-row-properties style:use-optimal-row-height="false" style:row-height="0.11in"/>
    </style:style>
    <style:style style:name="TBL_0_0_row_20" style:family="table-row">
      <style:table-row-properties style:use-optimal-row-height="false" style:row-height="0.29in"/>
    </style:style>
    <style:style style:name="T8" style:family="text">
      <style:text-properties style:font-name="Arial" fo:font-size="10.0pt" style:font-size-asian="10.0pt" style:font-size-complex="10.0pt">
</style:text-properties>
    </style:style>
    <style:style style:name="C12" style:family="table-cell">
      <style:table-cell-properties fo:wrap-option="wrap" style:shrink-to-fit="false" fo:background-color="#FFFFFF" fo:padding-top="0.0in" fo:border-left="0.013888888888888888in solid #000000" fo:padding-left="0.0in" fo:padding-bottom="0.0in" fo:padding-right="0.0in" style:vertical-align="top"/>
      <style:paragraph-properties fo:text-align="start"/>
    </style:style>
    <style:style style:name="TBL_0_0_row_21" style:family="table-row">
      <style:table-row-properties style:use-optimal-row-height="false" style:row-height="0.01in"/>
    </style:style>
    <style:style style:name="TBL_0_0_row_22" style:family="table-row">
      <style:table-row-properties style:use-optimal-row-height="false" style:row-height="0.06in"/>
    </style:style>
    <style:style style:name="TBL_0_0_row_23" style:family="table-row">
      <style:table-row-properties style:use-optimal-row-height="false" style:row-height="0.01in"/>
    </style:style>
    <style:style style:name="C13" style:family="table-cell">
      <style:table-cell-properties fo:wrap-option="wrap" style:shrink-to-fit="false" fo:background-color="#FFFFFF" fo:padding-top="0.0in" fo:padding-left="0.0in" fo:border-bottom="0.013888888888888888in solid #000000" fo:padding-bottom="0.0in" fo:padding-right="0.0in" style:vertical-align="top"/>
      <style:paragraph-properties fo:text-align="start"/>
    </style:style>
    <style:style style:name="TBL_0_0_row_24" style:family="table-row">
      <style:table-row-properties style:use-optimal-row-height="false" style:row-height="0.01in"/>
    </style:style>
    <style:style style:name="TBL_0_0_row_25" style:family="table-row">
      <style:table-row-properties style:use-optimal-row-height="false" style:row-height="0.01in"/>
    </style:style>
    <style:style style:name="TBL_0_0_row_26" style:family="table-row">
      <style:table-row-properties style:use-optimal-row-height="false" style:row-height="0.01in"/>
    </style:style>
    <style:style style:name="TBL_0_0_row_27" style:family="table-row">
      <style:table-row-properties style:use-optimal-row-height="false" style:row-height="0.01in"/>
    </style:style>
    <style:style style:name="TBL_0_0_row_28" style:family="table-row">
      <style:table-row-properties style:use-optimal-row-height="false" style:row-height="0.01in"/>
    </style:style>
    <style:style style:name="TBL_0_0_row_29" style:family="table-row">
      <style:table-row-properties style:use-optimal-row-height="false" style:row-height="0.01in"/>
    </style:style>
    <style:style style:name="TBL_0_0_row_30" style:family="table-row">
      <style:table-row-properties style:use-optimal-row-height="false" style:row-height="0.05in"/>
    </style:style>
    <style:style style:name="C14" style:family="table-cell">
      <style:table-cell-properties fo:wrap-option="wrap" style:shrink-to-fit="false" fo:background-color="#FFFFFF" fo:padding-top="0.0in" fo:padding-left="0.0in" fo:padding-bottom="0.0in" fo:padding-right="0.0in" style:vertical-align="middle"/>
      <style:paragraph-properties fo:text-align="start"/>
    </style:style>
    <style:style style:name="T9" style:family="text">
      <style:text-properties style:font-name="SansSerif" fo:font-size="10.0pt" style:font-size-asian="10.0pt" style:font-size-complex="10.0pt" fo:font-weight="bold" fo:background-color="#FFFFFF">
</style:text-properties>
    </style:style>
    <style:style style:name="C15" style:family="table-cell">
      <style:table-cell-properties fo:wrap-option="wrap" style:shrink-to-fit="false" fo:background-color="#FFFFFF" fo:padding-top="0.0in" fo:padding-left="0.0in" fo:padding-bottom="0.0in" fo:padding-right="0.0in" style:vertical-align="middle"/>
      <style:paragraph-properties fo:text-align="center"/>
    </style:style>
    <style:style style:name="TBL_0_0_row_31" style:family="table-row">
      <style:table-row-properties style:use-optimal-row-height="false" style:row-height="0.16in"/>
    </style:style>
    <style:style style:name="TBL_0_0_row_32" style:family="table-row">
      <style:table-row-properties style:use-optimal-row-height="false" style:row-height="0.01in"/>
    </style:style>
    <style:style style:name="TBL_0_0_row_33" style:family="table-row">
      <style:table-row-properties style:use-optimal-row-height="false" style:row-height="0.01in"/>
    </style:style>
    <style:style style:name="TBL_0_0_row_34" style:family="table-row">
      <style:table-row-properties style:use-optimal-row-height="false" style:row-height="0.04in"/>
    </style:style>
    <style:style style:name="P4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0" style:family="text">
      <style:text-properties style:font-name="SansSerif" fo:font-size="10.0pt" style:font-size-asian="10.0pt" style:font-size-complex="10.0pt">
</style:text-properties>
    </style:style>
    <style:style style:name="TBL_0_0_row_35" style:family="table-row">
      <style:table-row-properties style:use-optimal-row-height="false" style:row-height="0.01in"/>
    </style:style>
    <style:style style:name="TBL_0_0_row_36" style:family="table-row">
      <style:table-row-properties style:use-optimal-row-height="false" style:row-height="0.06in"/>
    </style:style>
    <style:style style:name="TBL_0_0_row_37" style:family="table-row">
      <style:table-row-properties style:use-optimal-row-height="false" style:row-height="0.08in"/>
    </style:style>
    <style:style style:name="TBL_0_0_row_38" style:family="table-row">
      <style:table-row-properties style:use-optimal-row-height="false" style:row-height="0.06in"/>
    </style:style>
    <style:style style:name="C1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5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39" style:family="table-row">
      <style:table-row-properties style:use-optimal-row-height="false" style:row-height="0.1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column table:style-name="TBL_0_0_col_30">
</table:table-column>
        <table:table-column table:style-name="TBL_0_0_col_31">
</table:table-column>
        <table:table-column table:style-name="TBL_0_0_col_32">
</table:table-column>
        <table:table-column table:style-name="TBL_0_0_col_33">
</table:table-column>
        <table:table-column table:style-name="TBL_0_0_col_34">
</table:table-column>
        <table:table-column table:style-name="TBL_0_0_col_35">
</table:table-column>
        <table:table-column table:style-name="TBL_0_0_col_36">
</table:table-column>
        <table:table-column table:style-name="TBL_0_0_col_37">
</table:table-column>
        <table:table-column table:style-name="TBL_0_0_col_38">
</table:table-column>
        <table:table-column table:style-name="TBL_0_0_col_39">
</table:table-column>
        <table:table-column table:style-name="TBL_0_0_col_40">
</table:table-column>
        <table:table-column table:style-name="TBL_0_0_col_41">
</table:table-column>
        <table:table-column table:style-name="TBL_0_0_col_42">
</table:table-column>
        <table:table-column table:style-name="TBL_0_0_col_43">
</table:table-column>
        <table:table-column table:style-name="TBL_0_0_col_44">
</table:table-column>
        <table:table-column table:style-name="TBL_0_0_col_45">
</table:table-column>
        <table:table-column table:style-name="TBL_0_0_col_46">
</table:table-column>
        <table:table-column table:style-name="TBL_0_0_col_47">
</table:table-column>
        <table:table-column table:style-name="TBL_0_0_col_48">
</table:table-column>
        <table:table-column table:style-name="TBL_0_0_col_49">
</table:table-column>
        <table:table-column table:style-name="TBL_0_0_col_50">
</table:table-column>
        <table:table-column table:style-name="TBL_0_0_col_51">
</table:table-column>
        <table:table-column table:style-name="TBL_0_0_col_52">
</table:table-column>
        <table:table-column table:style-name="TBL_0_0_col_53">
</table:table-column>
        <table:table-column table:style-name="TBL_0_0_col_54">
</table:table-column>
        <table:table-column table:style-name="TBL_0_0_col_55">
</table:table-column>
        <table:table-column table:style-name="TBL_0_0_col_56">
</table:table-column>
        <table:table-column table:style-name="TBL_0_0_col_57">
</table:table-column>
        <table:table-column table:style-name="TBL_0_0_col_58">
</table:table-column>
        <table:table-column table:style-name="TBL_0_0_col_59">
</table:table-column>
        <table:table-column table:style-name="TBL_0_0_col_60">
</table:table-column>
        <table:table-column table:style-name="TBL_0_0_col_61">
</table:table-column>
        <table:table-column table:style-name="TBL_0_0_col_62">
</table:table-column>
        <table:table-column table:style-name="TBL_0_0_col_63">
</table:table-column>
        <table:table-column table:style-name="TBL_0_0_col_64">
</table:table-column>
        <table:table-column table:style-name="TBL_0_0_col_65">
</table:table-column>
        <table:table-column table:style-name="TBL_0_0_col_66">
</table:table-column>
        <table:table-column table:style-name="TBL_0_0_col_67">
</table:table-column>
        <table:table-column table:style-name="TBL_0_0_col_68">
</table:table-column>
        <table:table-column table:style-name="TBL_0_0_col_69">
</table:table-column>
        <table:table-column table:style-name="TBL_0_0_col_70">
</table:table-column>
        <table:table-column table:style-name="TBL_0_0_col_71">
</table:table-column>
        <table:table-column table:style-name="TBL_0_0_col_72">
</table:table-column>
        <table:table-column table:style-name="TBL_0_0_col_73">
</table:table-column>
        <table:table-column table:style-name="TBL_0_0_col_74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1" table:number-rows-spanned="3">
            <text:p text:style-name="P0"><text:bookmark text:name="JR_PAGE_ANCHOR_0_1"/><text:span text:style-name="T0">ESCUELA SECUNDARIA CRUCERO BELGRANO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1" table:number-rows-spanned="7">
            <draw:frame text:anchor-type="frame" draw:style-name="G0" table:end-cell-address="BY8" table:end-x="0in" table:end-y="0in" svg:x="0in" svg:y="0in" svg:width="0.81in" svg:height="0.69in">
              <draw:image xlink:href="Pictures/img_0_0_4" xlink:type="simple" xlink:show="embed" xlink:actuate="onLoad"/>
            </draw:frame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48" table:number-rows-spanned="3">
            <text:p text:style-name="P1"><text:span text:style-name="T1">ACTA VOLANTE DE EXAMEN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4" table:number-columns-spanned="16" table:number-rows-spanned="3">
            <text:p text:style-name="P0"><text:span text:style-name="T2">Examen de Alumnos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 table:number-columns-spanned="4" table:number-rows-spanned="5">
            <text:p text:style-name="P2"><text:span text:style-name="T3">REGULARES            </text:span></text:p>
          </table:table-cell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4" table:number-rows-spanned="3">
            <text:p text:style-name="P0"><text:span text:style-name="T2">Fecha</text:span></text:p>
          </table:table-cell>
          <table:table-cell table:style-name="C4"/>
          <table:table-cell table:style-name="C4"/>
          <table:table-cell table:style-name="C4"/>
          <table:table-cell table:style-name="C0"/>
          <table:table-cell table:style-name="C5" table:number-columns-spanned="6" table:number-rows-spanned="5">
            <text:p text:style-name="P2"><text:span text:style-name="T3">31/03/20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7" table:number-rows-spanned="3">
            <text:p text:style-name="P0"><text:span text:style-name="T2">Libro N°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11" table:number-rows-spanned="3">
            <text:p text:style-name="P0"><text:span text:style-name="T2">Folio N°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6" table:number-columns-spanned="3">
            <text:p/>
          </table:table-cell>
          <table:table-cell table:style-name="C6"/>
          <table:table-cell table:style-name="C6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6" table:number-columns-spanned="3">
            <text:p/>
          </table:table-cell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4" table:number-columns-spanned="10">
            <text:p text:style-name="P0"><text:span text:style-name="T2">Asignatura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5" table:number-columns-spanned="14" table:number-rows-spanned="2">
            <text:p text:style-name="P2"><text:span text:style-name="T3">TECNOLOGIA     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4" table:number-columns-spanned="4">
            <text:p text:style-name="P0"><text:span text:style-name="T2">Curso</text:span></text:p>
          </table:table-cell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5" table:number-columns-spanned="6" table:number-rows-spanned="2">
            <text:p text:style-name="P2"><text:span text:style-name="T3">1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0"><text:span text:style-name="T2">Turno</text:span></text:p>
          </table:table-cell>
          <table:table-cell table:style-name="C4"/>
          <table:table-cell table:style-name="C4"/>
          <table:table-cell table:style-name="C4"/>
          <table:table-cell table:style-name="C0"/>
          <table:table-cell table:style-name="C5" table:number-columns-spanned="10" table:number-rows-spanned="2">
            <text:p text:style-name="P2"><text:span text:style-name="T4">MAÑANA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7" table:number-columns-spanned="74">
            <text:p/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8" table:number-columns-spanned="33" table:number-rows-spanned="2">
            <text:p text:style-name="P1"><text:span text:style-name="T5">CALIFICACION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</table:table-row>
        <table:table-row table:style-name="TBL_0_0_row_16">
          <table:table-cell table:style-name="C9" table:number-columns-spanned="4" table:number-rows-spanned="3">
            <text:p text:style-name="P0"><text:span text:style-name="T6">N°</text:span></text:p>
          </table:table-cell>
          <table:table-cell table:style-name="C9"/>
          <table:table-cell table:style-name="C9"/>
          <table:table-cell table:style-name="C9"/>
          <table:table-cell table:style-name="C0"/>
          <table:table-cell table:style-name="C9" table:number-columns-spanned="3" table:number-rows-spanned="3">
            <text:p text:style-name="P0"><text:span text:style-name="T7">PERMISO</text:span></text:p>
          </table:table-cell>
          <table:table-cell table:style-name="C9"/>
          <table:table-cell table:style-name="C9"/>
          <table:table-cell table:style-name="C0"/>
          <table:table-cell table:style-name="C10" table:number-columns-spanned="7" table:number-rows-spanned="3">
            <text:p text:style-name="P2"><text:span text:style-name="T6">DNI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0" table:number-columns-spanned="7" table:number-rows-spanned="3">
            <text:p text:style-name="P2"><text:span text:style-name="T6">APELLIDOS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1" table:number-columns-spanned="15" table:number-rows-spanned="3">
            <text:p text:style-name="P3"><text:span text:style-name="T6">NOMBR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</table:table-row>
        <table:table-row table:style-name="TBL_0_0_row_17">
          <table:table-cell table:style-name="C9"/>
          <table:table-cell table:style-name="C9"/>
          <table:table-cell table:style-name="C9"/>
          <table:table-cell table:style-name="C9"/>
          <table:table-cell table:style-name="C0"/>
          <table:table-cell table:style-name="C9"/>
          <table:table-cell table:style-name="C9"/>
          <table:table-cell table:style-name="C9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9"/>
          <table:table-cell table:style-name="C9"/>
          <table:table-cell table:style-name="C9"/>
          <table:table-cell table:style-name="C9"/>
          <table:table-cell table:style-name="C0"/>
          <table:table-cell table:style-name="C9"/>
          <table:table-cell table:style-name="C9"/>
          <table:table-cell table:style-name="C9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  <table:table-cell table:style-name="C0"/>
          <table:table-cell table:style-name="C0"/>
          <table:table-cell table:style-name="C0"/>
          <table:table-cell table:style-name="C8" table:number-columns-spanned="5" table:number-rows-spanned="2">
            <text:p text:style-name="P1"><text:span text:style-name="T5">ESCRITO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 table:number-columns-spanned="6" table:number-rows-spanned="2">
            <text:p text:style-name="P1"><text:span text:style-name="T5">ORA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 table:number-columns-spanned="13" table:number-rows-spanned="2">
            <text:p text:style-name="P1"><text:span text:style-name="T5">DEF. (PROM.)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</table:table-row>
        <table:table-row table:style-name="TBL_0_0_row_20">
          <table:table-cell table:style-name="C5" table:number-columns-spanned="5">
            <text:p text:style-name="P2"><text:span text:style-name="T8">1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5">
            <text:p text:style-name="P2"><text:span text:style-name="T8">2</text:span></text:p>
          </table:table-cell>
          <table:table-cell table:style-name="C0"/>
          <table:table-cell table:style-name="C0"/>
          <table:table-cell table:style-name="C5" table:number-columns-spanned="7">
            <text:p text:style-name="P2"><text:span text:style-name="T8">46123456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5" table:number-columns-spanned="6">
            <text:p text:style-name="P2"><text:span text:style-name="T8">SUAREZ    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5" table:number-columns-spanned="14">
            <text:p text:style-name="P2"><text:span text:style-name="T8">CARLOS    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13" table:number-columns-spanned="73">
            <text:p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0"/>
          <table:table-cell table:style-name="C0"/>
        </table:table-row>
        <table:table-row table:style-name="TBL_0_0_row_24">
          <table:table-cell table:style-name="C7" table:number-columns-spanned="75">
            <text:p/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0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6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7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 table:number-columns-spanned="7" table:number-rows-spanned="4">
            <text:p text:style-name="P2"><text:span text:style-name="T9">President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 table:number-rows-spanned="4">
            <text:p text:style-name="P0"><text:span text:style-name="T9">Vocal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 table:number-columns-spanned="5" table:number-rows-spanned="4">
            <text:p text:style-name="P0"><text:span text:style-name="T9">Vocal</text:span></text:p>
          </table:table-cell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4" table:number-rows-spanned="5">
            <text:p text:style-name="P4"><text:span text:style-name="T10">San Miguel de Tucumán, _____ de _________________ de 20___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16" table:number-columns-spanned="27" table:number-rows-spanned="2">
            <text:p text:style-name="P5"><text:span text:style-name="T10">Page 1 of </text:span></text:p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0"/>
          <table:table-cell table:style-name="C2" table:number-columns-spanned="6" table:number-rows-spanned="2">
            <text:p text:style-name="P4"><text:span text:style-name="T10">1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14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